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631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4.646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0.41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13.298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3.004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3.907cm"/>
    </style:style>
    <style:style style:name="co23" style:family="table-column">
      <style:table-column-properties fo:break-before="auto" style:column-width="10.862cm"/>
    </style:style>
    <style:style style:name="co24" style:family="table-column">
      <style:table-column-properties fo:break-before="auto" style:column-width="2.364cm"/>
    </style:style>
    <style:style style:name="co25" style:family="table-column">
      <style:table-column-properties fo:break-before="auto" style:column-width="8.8cm"/>
    </style:style>
    <style:style style:name="co26" style:family="table-column">
      <style:table-column-properties fo:break-before="auto" style:column-width="11.714cm"/>
    </style:style>
    <style:style style:name="co27" style:family="table-column">
      <style:table-column-properties fo:break-before="auto" style:column-width="9.855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3.515cm"/>
    </style:style>
    <style:style style:name="co30" style:family="table-column">
      <style:table-column-properties fo:break-before="auto" style:column-width="4.101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35cm"/>
    </style:style>
    <style:style style:name="co38" style:family="table-column">
      <style:table-column-properties fo:break-before="auto" style:column-width="10.522cm"/>
    </style:style>
    <style:style style:name="co39" style:family="table-column">
      <style:table-column-properties fo:break-before="auto" style:column-width="10.356cm"/>
    </style:style>
    <style:style style:name="co40" style:family="table-column">
      <style:table-column-properties fo:break-before="auto" style:column-width="10.165cm"/>
    </style:style>
    <style:style style:name="co41" style:family="table-column">
      <style:table-column-properties fo:break-before="auto" style:column-width="3.902cm"/>
    </style:style>
    <style:style style:name="co42" style:family="table-column">
      <style:table-column-properties fo:break-before="auto" style:column-width="7.579cm"/>
    </style:style>
    <style:style style:name="co43" style:family="table-column">
      <style:table-column-properties fo:break-before="auto" style:column-width="11.991cm"/>
    </style:style>
    <style:style style:name="co44" style:family="table-column">
      <style:table-column-properties fo:break-before="auto" style:column-width="8.341cm"/>
    </style:style>
    <style:style style:name="co45" style:family="table-column">
      <style:table-column-properties fo:break-before="auto" style:column-width="20.978cm"/>
    </style:style>
    <style:style style:name="co46" style:family="table-column">
      <style:table-column-properties fo:break-before="auto" style:column-width="3.944cm"/>
    </style:style>
    <style:style style:name="co47" style:family="table-column">
      <style:table-column-properties fo:break-before="auto" style:column-width="3.667cm"/>
    </style:style>
    <style:style style:name="co48" style:family="table-column">
      <style:table-column-properties fo:break-before="auto" style:column-width="7.108cm"/>
    </style:style>
    <style:style style:name="co49" style:family="table-column">
      <style:table-column-properties fo:break-before="auto" style:column-width="15.072cm"/>
    </style:style>
    <style:style style:name="co50" style:family="table-column">
      <style:table-column-properties fo:break-before="auto" style:column-width="2.891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9.544cm"/>
    </style:style>
    <style:style style:name="co58" style:family="table-column">
      <style:table-column-properties fo:break-before="auto" style:column-width="22.648cm"/>
    </style:style>
    <style:style style:name="co59" style:family="table-column">
      <style:table-column-properties fo:break-before="auto" style:column-width="6.98cm"/>
    </style:style>
    <style:style style:name="co60" style:family="table-column">
      <style:table-column-properties fo:break-before="auto" style:column-width="10.058cm"/>
    </style:style>
    <style:style style:name="co61" style:family="table-column">
      <style:table-column-properties fo:break-before="auto" style:column-width="9.022cm"/>
    </style:style>
    <style:style style:name="co62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808cm" fo:break-before="auto" style:use-optimal-row-height="true"/>
    </style:style>
    <style:style style:name="ro13" style:family="table-row">
      <style:table-row-properties style:row-height="4.152cm" fo:break-before="auto" style:use-optimal-row-height="true"/>
    </style:style>
    <style:style style:name="ro14" style:family="table-row">
      <style:table-row-properties style:row-height="5.528cm" fo:break-before="auto" style:use-optimal-row-height="true"/>
    </style:style>
    <style:style style:name="ro15" style:family="table-row">
      <style:table-row-properties style:row-height="1.078cm" fo:break-before="auto" style:use-optimal-row-height="true"/>
    </style:style>
    <style:style style:name="ro16" style:family="table-row">
      <style:table-row-properties style:row-height="1.42cm" fo:break-before="auto" style:use-optimal-row-height="true"/>
    </style:style>
    <style:style style:name="ro17" style:family="table-row">
      <style:table-row-properties style:row-height="1.868cm" fo:break-before="auto" style:use-optimal-row-height="true"/>
    </style:style>
    <style:style style:name="ro18" style:family="table-row">
      <style:table-row-properties style:row-height="2.602cm" fo:break-before="auto" style:use-optimal-row-height="true"/>
    </style:style>
    <style:style style:name="ro19" style:family="table-row">
      <style:table-row-properties style:row-height="1.783cm" fo:break-before="auto" style:use-optimal-row-height="true"/>
    </style:style>
    <style:style style:name="ro20" style:family="table-row">
      <style:table-row-properties style:row-height="0.73cm" fo:break-before="auto" style:use-optimal-row-height="true"/>
    </style:style>
    <style:style style:name="ro21" style:family="table-row">
      <style:table-row-properties style:row-height="1.432cm" fo:break-before="auto" style:use-optimal-row-height="true"/>
    </style:style>
    <style:style style:name="ro22" style:family="table-row">
      <style:table-row-properties style:row-height="0.736cm" fo:break-before="auto" style:use-optimal-row-height="true"/>
    </style:style>
    <style:style style:name="ro23" style:family="table-row">
      <style:table-row-properties style:row-height="1.93cm" fo:break-before="auto" style:use-optimal-row-height="true"/>
    </style:style>
    <style:style style:name="ro24" style:family="table-row">
      <style:table-row-properties style:row-height="1.081cm" fo:break-before="auto" style:use-optimal-row-height="true"/>
    </style:style>
    <style:style style:name="ro25" style:family="table-row">
      <style:table-row-properties style:row-height="1.871cm" fo:break-before="auto" style:use-optimal-row-height="true"/>
    </style:style>
    <style:style style:name="ro26" style:family="table-row">
      <style:table-row-properties style:row-height="1.139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1.695cm" fo:break-before="auto" style:use-optimal-row-height="true"/>
    </style:style>
    <style:style style:name="ro29" style:family="table-row">
      <style:table-row-properties style:row-height="1.49cm" fo:break-before="auto" style:use-optimal-row-height="true"/>
    </style:style>
    <style:style style:name="ro30" style:family="table-row">
      <style:table-row-properties style:row-height="4.563cm" fo:break-before="auto" style:use-optimal-row-height="true"/>
    </style:style>
    <style:style style:name="ro31" style:family="table-row">
      <style:table-row-properties style:row-height="3.831cm" fo:break-before="auto" style:use-optimal-row-height="true"/>
    </style:style>
    <style:style style:name="ro32" style:family="table-row">
      <style:table-row-properties style:row-height="2.106cm" fo:break-before="auto" style:use-optimal-row-height="true"/>
    </style:style>
    <style:style style:name="ro33" style:family="table-row">
      <style:table-row-properties style:row-height="2.552cm" fo:break-before="auto" style:use-optimal-row-height="true"/>
    </style:style>
    <style:style style:name="ro34" style:family="table-row">
      <style:table-row-properties style:row-height="1.13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3.133cm" fo:break-before="auto" style:use-optimal-row-height="true"/>
    </style:style>
    <style:style style:name="ro37" style:family="table-row">
      <style:table-row-properties style:row-height="2.157cm" fo:break-before="auto" style:use-optimal-row-height="true"/>
    </style:style>
    <style:style style:name="ro38" style:family="table-row">
      <style:table-row-properties style:row-height="1.18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2.947cm" fo:break-before="auto" style:use-optimal-row-height="true"/>
    </style:style>
    <style:style style:name="ro41" style:family="table-row">
      <style:table-row-properties style:row-height="3.632cm" fo:break-before="auto" style:use-optimal-row-height="true"/>
    </style:style>
    <style:style style:name="ro42" style:family="table-row">
      <style:table-row-properties style:row-height="4.316cm" fo:break-before="auto" style:use-optimal-row-height="true"/>
    </style:style>
    <style:style style:name="ro43" style:family="table-row">
      <style:table-row-properties style:row-height="5.685cm" fo:break-before="auto" style:use-optimal-row-height="true"/>
    </style:style>
    <style:style style:name="ro44" style:family="table-row">
      <style:table-row-properties style:row-height="2.605cm" fo:break-before="auto" style:use-optimal-row-height="true"/>
    </style:style>
    <style:style style:name="ro45" style:family="table-row">
      <style:table-row-properties style:row-height="3.21cm" fo:break-before="auto" style:use-optimal-row-height="true"/>
    </style:style>
    <style:style style:name="ro4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9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0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3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4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-asian="DejaVu Sans Mono" style:font-name-complex="DejaVu Sans Mono" style:font-size-asian="8.5pt" style:font-size-complex="8.5pt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5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1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font-weight-asian="normal" style:font-weight-complex="normal"/>
    </style:style>
    <style:style style:name="T62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66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8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0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1" style:family="text">
      <style:text-properties style:font-name="DejaVu Sans Mono" fo:font-size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text-underline-style="none" style:text-underline-color="font-color" style:font-name="DejaVu Sans Mono" fo:font-size="8.5pt" fo:color="#ff8c00" fo:font-weight="bold" style:text-line-through-mode="continuous" style:text-line-through-type="none" fo:font-style="normal" style:text-outline="false" fo:text-shadow="none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font-weight-asian="bold" style:font-weight-complex="bold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7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1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1" style:family="text">
      <style:text-properties style:font-name-asian="DejaVu Sans Mono" style:font-name-complex="DejaVu Sans Mono" style:font-size-asian="8.5pt" style:font-size-complex="8.5pt" fo:color="#008000" style:font-name="DejaVu Sans Mono" fo:font-size="8.5pt"/>
    </style:style>
    <style:style style:name="T92" style:family="text">
      <style:text-properties style:font-name-asian="DejaVu Sans Mono" style:font-name-complex="DejaVu Sans Mono" style:font-size-asian="8.5pt" style:font-size-complex="8.5pt" style:font-name="DejaVu Sans Mono" fo:font-size="8.5pt" fo:color="#000000"/>
    </style:style>
    <style:style style:name="T93" style:family="text">
      <style:text-properties style:font-name-asian="DejaVu Sans Mono" style:font-name-complex="DejaVu Sans Mono" style:font-size-asian="8.5pt" style:font-size-complex="8.5pt" style:font-name="DejaVu Sans Mono" fo:font-size="8.5pt" fo:color="#008000"/>
    </style:style>
    <style:style style:name="T94" style:family="text">
      <style:text-properties style:font-name-asian="DejaVu Sans Mono" style:font-name-complex="DejaVu Sans Mono" style:font-size-asian="8.5pt" style:font-size-complex="8.5pt" style:font-name="DejaVu Sans Mono" fo:font-size="8.5pt" fo:color="#800080" fo:font-weight="bold" style:font-weight-asian="bold" style:font-weight-complex="bold"/>
    </style:style>
    <style:style style:name="T95" style:family="text">
      <style:text-properties style:font-name-asian="DejaVu Sans Mono" style:font-name-complex="DejaVu Sans Mono" style:font-size-asian="8.5pt" style:font-size-complex="8.5pt" style:font-name="DejaVu Sans Mono" fo:font-size="8.5pt" fo:color="#000000" fo:font-weight="normal" style:font-weight-asian="normal" style:font-weight-complex="normal"/>
    </style:style>
    <style:style style:name="T96" style:family="text">
      <style:text-properties style:font-name-asian="DejaVu Sans Mono" style:font-name-complex="DejaVu Sans Mono" style:font-size-asian="8.5pt" style:font-size-complex="8.5pt" style:font-name="DejaVu Sans Mono" fo:font-size="8.5pt" fo:font-weight="normal" style:font-weight-asian="normal" style:font-weight-complex="normal" fo:color="#008000"/>
    </style:style>
    <style:style style:name="T97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font-weight="bold" fo:color="#800080" style:font-weight-asian="bold" style:font-weight-complex="bold"/>
    </style:style>
    <style:style style:name="T99" style:family="text">
      <style:text-properties style:font-name-asian="DejaVu Sans Mono" style:font-name-complex="DejaVu Sans Mono" style:font-size-asian="8.5pt" style:font-size-complex="8.5pt"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-asian="DejaVu Sans Mono" style:font-name-complex="DejaVu Sans Mono" style:font-size-asian="8.5pt" style:font-size-complex="8.5pt" fo:color="#008000" style:font-name="DejaVu Sans Mono" fo:font-size="8.5pt" fo:font-weight="normal" style:font-weight-asian="normal" style:font-weight-complex="normal"/>
    </style:style>
    <style:style style:name="T10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fo:color="#000000" style:font-weight-complex="normal"/>
    </style:style>
    <style:style style:name="T102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10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/>
    </style:style>
    <style:style style:name="T105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06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8000"/>
    </style:style>
    <style:style style:name="T10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-asian="DejaVu Sans Mono" style:font-name-complex="DejaVu Sans Mono" style:font-size-asian="8.5pt" style:font-size-complex="8.5pt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8000"/>
    </style:style>
    <style:style style:name="T1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2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2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26" style:family="text">
      <style:text-properties fo:color="#00a933" fo:font-weight="bold" style:font-weight-asian="bold" style:font-weight-complex="bold"/>
    </style:style>
    <style:style style:name="T12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3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35" style:family="text">
      <style:text-properties fo:color="#ce181e" fo:font-weight="bold" style:font-weight-asian="bold" style:font-weight-complex="bold"/>
    </style:style>
    <style:style style:name="T136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37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38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9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4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4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4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48" style:family="text">
      <style:text-properties style:font-name-asian="Consolas" style:font-name-complex="Consolas" style:font-size-asian="9.5pt" style:font-size-complex="9.5pt"/>
    </style:style>
    <style:style style:name="T149" style:family="text">
      <style:text-properties style:text-position="super 58%"/>
    </style:style>
    <style:style style:name="T150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Byte rate must be at least 600/s (i.e. 9600 baud -</text:span> 15% - overhead -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4000/s (i.e. 115200 baud - 25% - more overhead - more view)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4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5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58"/>
        </table:table-row>
        <table:table-row table:style-name="ro7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4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60"/>
        </table:table-row>
        <table:table-row table:style-name="ro8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60"/>
        </table:table-row>
        <table:table-row table:style-name="ro8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58"/>
        </table:table-row>
        <table:table-row table:style-name="ro1" table:number-rows-repeated="65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59"/>
        </table:table-row>
        <table:table-row table:style-name="ro9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59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acter Count)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E</text:span></text:p>
            <text:p><text:span text:style-name="T26">ABCDEF</text:span></text:p>
            <text:p><text:span text:style-name="T26">ABCDEFG</text:span></text:p>
            <text:p><text:span text:style-name="T26">ABCDEFGH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27">A</text:span><text:span text:style-name="T10"> </text:span><text:span text:style-name="T28">(1)</text:span></text:p>
            <text:p><text:span text:style-name="T27">AB</text:span><text:span text:style-name="T10"> </text:span><text:span text:style-name="T28">(2)</text:span></text:p>
            <text:p><text:span text:style-name="T27">ABC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ABCD</text:span><text:span text:style-name="T10"> </text:span><text:span text:style-name="T28">(4)</text:span></text:p>
            <text:p><text:span text:style-name="T27">E</text:span><text:span text:style-name="T10"> </text:span><text:span text:style-name="T28">(1)</text:span></text:p>
            <text:p><text:span text:style-name="T27">ABCD</text:span><text:span text:style-name="T10"> </text:span><text:span text:style-name="T28">(4)</text:span></text:p>
            <text:p><text:span text:style-name="T27">EF</text:span><text:span text:style-name="T10"> </text:span><text:span text:style-name="T28">(2)</text:span></text:p>
            <text:p><text:span text:style-name="T27">ABCD</text:span><text:span text:style-name="T10"> </text:span><text:span text:style-name="T28">(4)</text:span></text:p>
            <text:p><text:span text:style-name="T27">EFG</text:span><text:span text:style-name="T10"> </text:span><text:span text:style-name="T28">(3)</text:span></text:p>
            <text:p><text:span text:style-name="T27">ABCD</text:span><text:span text:style-name="T10"> </text:span><text:span text:style-name="T28">(4)</text:span></text:p>
            <text:p><text:span text:style-name="T27">EFGH</text:span><text:span text:style-name="T10"> </text:span><text:span text:style-name="T2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5">(0)</text:span>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9">&lt;CR&gt;&lt;LF&gt;</text:span><text:span text:style-name="T24"> </text:span><text:span text:style-name="T22">(4)</text:span></text:p>
            <text:p><text:span text:style-name="T26">ABC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9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9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9">&lt;CR&gt;</text:span><text:span text:style-name="T24"> </text:span><text:span text:style-name="T22">(4)</text:span></text:p>
            <text:p><text:span text:style-name="T30">&lt;LF&gt;</text:span><text:span text:style-name="T31"> </text:span><text:span text:style-name="T32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30">&lt;CR&gt;&lt;LF&gt;</text:span><text:span text:style-name="T31"> </text:span><text:span text:style-name="T32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</table:table-cell>
          <table:table-cell table:number-columns-repeated="5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9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9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30">&lt;CR&gt;</text:span><text:span text:style-name="T33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8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4">@</text:span><text:span text:style-name="T35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9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3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37">A</text:span><text:span text:style-name="T21"> </text:span><text:span text:style-name="T22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 </text:span><text:span text:style-name="T41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</text:span><text:span text:style-name="T43">)</text:span><text:span text:style-name="T50"> </text:span><text:span text:style-name="T51">(&gt;&gt;)</text:span><text:span text:style-name="T52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49">An additional empty line A &gt; B must not be shown !!</text:span></text:p>
            <text:p><text:span text:style-name="T49">...because this is the pending EOL after the 0x00.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38"> </text:span><text:span text:style-name="T39">(1)</text:span></text:p>
            <text:p><text:span text:style-name="T3">(&lt;TS&gt;)</text:span><text:span text:style-name="T4"> </text:span><text:span text:style-name="T36">(&gt;&gt;)</text:span><text:span text:style-name="T4"> </text:span><text:span text:style-name="T5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A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B</text:span><text:span text:style-name="T38"> </text:span><text:span text:style-name="T39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text:span text:style-name="T41">&lt;NUL&gt;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3">(&lt;TS&gt;)</text:span><text:span text:style-name="T4"> </text:span><text:span text:style-name="T36">(&gt;&gt;)</text:span><text:span text:style-name="T4"> 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66">(&lt;TS&gt;)</text:span><text:span text:style-name="T73"> </text:span><text:span text:style-name="T74">(&gt;&gt;)</text:span><text:span text:style-name="T73">  </text:span><text:span text:style-name="T74">(0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2">&lt;NUL&gt;</text:span><text:span text:style-name="T4"> </text:span><text:span text:style-name="T36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)</text:span><text:span text:style-name="T4"> </text:span><text:span text:style-name="T36">(&lt;&lt;)</text:span><text:span text:style-name="T4"> </text:span><text:span text:style-name="T42">&lt;NUL&gt;&lt;NUL&gt;</text:span><text:span text:style-name="T4"> </text:span><text:span text:style-name="T36">(2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 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3">(&lt;TS&gt;)</text:span><text:span text:style-name="T4"> </text:span><text:span text:style-name="T36">(&lt;&lt;)</text:span><text:span text:style-name="T47">  </text:span><text:span text:style-name="T48">(0)</text:span></text:p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OK</text:span><text:span text:style-name="T54"> </text:span><text:span text:style-name="T55">(2)</text:span></text:p>
          </table:table-cell>
          <table:table-cell table:style-name="ce73" office:value-type="string" calcext:value-type="string"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3">(&lt;TS&gt;)</text:span><text:span text:style-name="T4"> </text:span><text:span text:style-name="T36">(&gt;&g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</text:span><text:span text:style-name="T79"> </text:span><text:span text:style-name="T80">(1)</text:span></text:p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8">  </text:span><text:span text:style-name="T46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</text:span><text:span text:style-name="T79"> </text:span><text:span text:style-name="T80">(1)</text:span></text:p>
            <text:p><text:span text:style-name="T66">(&lt;TS&gt;)</text:span><text:span text:style-name="T73"> </text:span><text:span text:style-name="T74">(&lt;&lt;)</text:span><text:span text:style-name="T73">  </text:span><text:span text:style-name="T74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 </text:span><text:span text:style-name="T48">(0)</text:span></text:p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OK</text:span><text:span text:style-name="T54"> </text:span><text:span text:style-name="T55">(2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</text:span><text:span text:style-name="T79"> </text:span><text:span text:style-name="T80">(1)</text:span></text:p>
            <text:p><text:span text:style-name="T3">(&lt;TS&gt;)</text:span><text:span text:style-name="T4"> </text:span><text:span text:style-name="T36">(&lt;&lt;)</text:span><text:span text:style-name="T4">  </text:span><text:span text:style-name="T36">(0)</text:span></text:p>
            <text:p><text:span text:style-name="T3">(&lt;TS&gt;)</text:span><text:span text:style-name="T4"> </text:span><text:span text:style-name="T36">(&lt;&lt;)</text:span><text:span text:style-name="T4"> </text:span><text:span text:style-name="T40">OK</text:span><text:span text:style-name="T38"> </text:span><text:span text:style-name="T39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8">(&lt;&lt;)</text:span><text:span text:style-name="T15"> </text:span><text:span text:style-name="T37">A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8">(&gt;&gt;)</text:span><text:span text:style-name="T15"> </text:span><text:span text:style-name="T16">A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8">(&lt;&lt;)</text:span><text:span text:style-name="T15"> </text:span><text:span text:style-name="T37">A</text:span><text:span text:style-name="T21"> </text:span><text:span text:style-name="T22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B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14">(TS)</text:span><text:span text:style-name="T15"> </text:span><text:span text:style-name="T58">(&gt;&gt;)</text:span><text:span text:style-name="T15"> </text:span><text:span text:style-name="T16">A</text:span><text:span text:style-name="T21"> </text:span><text:span text:style-name="T22">(1)</text:span></text:p>
            <text:p><text:span text:style-name="T59">(TS)</text:span><text:span text:style-name="T31"> </text:span><text:span text:style-name="T32">(&lt;&lt;)</text:span><text:span text:style-name="T31"> </text:span><text:span text:style-name="T37">B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14">(&lt;TS&gt;)</text:span><text:span text:style-name="T15"> </text:span><text:span text:style-name="T58">(&lt;&lt;)</text:span><text:span text:style-name="T15"> </text:span><text:span text:style-name="T37">A</text:span><text:span text:style-name="T21"> </text:span><text:span text:style-name="T22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9">(&lt;TS&gt;)</text:span><text:span text:style-name="T31"> </text:span><text:span text:style-name="T32">(&lt;&lt;)</text:span><text:span text:style-name="T31"> </text:span><text:span text:style-name="T60">&lt;CR&gt;&lt;LF&gt;</text:span><text:span text:style-name="T31"> </text:span><text:span text:style-name="T32">(2)</text:span></text:p>
          </table:table-cell>
          <table:table-cell table:style-name="ce73"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A</text:span><text:span text:style-name="T21"> </text:span><text:span text:style-name="T22">(1)</text:span></text:p>
            <text:p><text:span text:style-name="T59">(&lt;TS&gt;</text:span><text:span text:style-name="T31">) </text:span><text:span text:style-name="T32">(&lt;&lt;)</text:span><text:span text:style-name="T31"> </text:span><text:span text:style-name="T37">B</text:span><text:span text:style-name="T63">&lt;CR&gt;&lt;LF&gt;</text:span><text:span text:style-name="T24"> </text:span><text:span text:style-name="T22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81">&lt;CR&gt;&lt;LF&gt;</text:span><text:span text:style-name="T31"> </text:span><text:span text:style-name="T32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58">(</text:span><text:span text:style-name="T61">&lt;TS&gt;</text:span><text:span text:style-name="T58">)</text:span><text:span text:style-name="T15"> </text:span><text:span text:style-name="T58">(&lt;&lt;)</text:span><text:span text:style-name="T15"> </text:span><text:span text:style-name="T41">&lt;NUL&gt;</text:span><text:span text:style-name="T15"> </text:span><text:span text:style-name="T58">(1)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lt;&lt;)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58">(</text:span><text:span text:style-name="T61">&lt;TS&gt;</text:span><text:span text:style-name="T58">)</text:span><text:span text:style-name="T15"> </text:span><text:span text:style-name="T58">(&lt;&lt;)</text:span><text:span text:style-name="T15"> </text:span><text:span text:style-name="T41">&lt;NUL&gt;</text:span><text:span text:style-name="T15"> </text:span><text:span text:style-name="T58">(1)</text:span></text:p>
            <text:p><text:span text:style-name="T14">(</text:span><text:span text:style-name="T62">&lt;TS&gt;</text:span><text:span text:style-name="T14">)</text:span><text:span text:style-name="T15"> </text:span><text:span text:style-name="T58">(&gt;&gt;)</text:span><text:span text:style-name="T15"> </text:span><text:span text:style-name="T16">B</text:span><text:span text:style-name="T17">&lt;CR&gt;&lt;LF&gt;</text:span><text:span text:style-name="T24"> </text:span><text:span text:style-name="T22">(3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A</text:span><text:span text:style-name="T63">&lt;CR&gt;&lt;LF&gt;</text:span><text:span text:style-name="T24"> </text:span><text:span text:style-name="T22">(3)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lt;&lt;)</text:span><text:span text:style-name="T15"> </text:span><text:span text:style-name="T37">B</text:span><text:span text:style-name="T63">&lt;CR&gt;&lt;LF&gt;</text:span><text:span text:style-name="T24"> </text:span><text:span text:style-name="T22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A</text:span><text:span text:style-name="T17">&lt;CR&gt;&lt;LF&gt;</text:span><text:span text:style-name="T24"> </text:span><text:span text:style-name="T22">(3)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58">(</text:span><text:span text:style-name="T61">&lt;TS&gt;</text:span><text:span text:style-name="T58">)</text:span><text:span text:style-name="T15"> </text:span><text:span text:style-name="T58">(&lt;&lt;)</text:span><text:span text:style-name="T15"> </text:span><text:span text:style-name="T41">&lt;NUL&gt;</text:span><text:span text:style-name="T15"> </text:span><text:span text:style-name="T58">(1)</text:span></text:p>
            <text:p><text:span text:style-name="T14">(</text:span><text:span text:style-name="T62">&lt;TS&gt;</text:span><text:span text:style-name="T14">)</text:span><text:span text:style-name="T15"> </text:span><text:span text:style-name="T58">(&gt;&gt;)</text:span><text:span text:style-name="T15"> </text:span><text:span text:style-name="T16">B</text:span><text:span text:style-name="T24"> </text:span><text:span text:style-name="T22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A</text:span><text:span text:style-name="T24"> </text:span><text:span text:style-name="T22">(1)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lt;&lt;)</text:span><text:span text:style-name="T15"> </text:span><text:span text:style-name="T37">B</text:span><text:span text:style-name="T24"> </text:span><text:span text:style-name="T22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A</text:span><text:span text:style-name="T24"> </text:span><text:span text:style-name="T22">(1)</text:span></text:p>
            <text:p><text:span text:style-name="T25">TimeStamp of A must differ from &lt;NUL&gt;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58">(</text:span><text:span text:style-name="T61">&lt;TS&gt;</text:span><text:span text:style-name="T58">)</text:span><text:span text:style-name="T15"> </text:span><text:span text:style-name="T58">(&lt;&lt;)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gt;&gt;)</text:span></text:p>
          </table:table-cell>
          <table:table-cell table:number-columns-repeated="58"/>
        </table:table-row>
        <table:table-row table:style-name="ro2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58">(&lt;TS&gt;)</text:span><text:span text:style-name="T15"> </text:span><text:span text:style-name="T58">(&gt;&gt;)</text:span><text:span text:style-name="T15"> </text:span><text:span text:style-name="T16">B</text:span><text:span text:style-name="T21"> </text:span><text:span text:style-name="T22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  <text:p><text:span text:style-name="T25">Direction must change, i.e. match resulting show characters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lt;&lt;)</text:span><text:span text:style-name="T15"> </text:span><text:span text:style-name="T37">B</text:span><text:span text:style-name="T21"> </text:span><text:span text:style-name="T22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 B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 B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58">(&lt;TS&gt;)</text:span><text:span text:style-name="T15"> </text:span><text:span text:style-name="T58">(&gt;&gt;)</text:span><text:span text:style-name="T15"> </text:span><text:span text:style-name="T16">B</text:span><text:span text:style-name="T21"> </text:span><text:span text:style-name="T22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Ä</text:span><text:span text:style-name="T21"> </text:span><text:span text:style-name="T22">(1)</text:span></text:p>
          </table:table-cell>
          <table:table-cell table:style-name="ce73" office:value-type="string" calcext:value-type="string">
            <text:p><text:span text:style-name="T58">(&lt;TS&gt;)</text:span><text:span text:style-name="T15"> </text:span><text:span text:style-name="T58">(&lt;&lt;)</text:span><text:span text:style-name="T15"> </text:span><text:span text:style-name="T37">B</text:span><text:span text:style-name="T21"> </text:span><text:span text:style-name="T22">(1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Ä</text:span><text:span text:style-name="T21"> </text:span><text:span text:style-name="T22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61" office:value-type="string" calcext:value-type="string"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4">B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lt;&gt;)</text:span><text:span text:style-name="T52"> </text:span><text:span text:style-name="T53">A</text:span><text:span text:style-name="T82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4">B</text:span><text:span text:style-name="T54"> </text:span><text:span text:style-name="T55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lt;&gt;)</text:span><text:span text:style-name="T52"> </text:span><text:span text:style-name="T53">A</text:span><text:span text:style-name="T82">B</text:span><text:span text:style-name="T83">A</text:span></text:p>
          </table:table-cell>
          <table:table-cell table:number-columns-repeated="5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out)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4">B</text:span><text:span text:style-name="T54"> </text:span><text:span text:style-name="T55">(1)</text:span></text:p>
            <text:p><text:span text:style-name="T3">(&lt;TS&gt;)</text:span><text:span text:style-name="T4"> </text:span><text:span text:style-name="T36">(&lt;&lt;)</text:span><text:span text:style-name="T4"> </text:span><text:span text:style-name="T40">A</text:span><text:span text:style-name="T56"> </text:span><text:span text:style-name="T57">(1)</text:span></text:p>
            <text:p><text:span text:style-name="T3">(&lt;TS&gt;</text:span><text:span text:style-name="T43">)</text:span><text:span text:style-name="T44"> </text:span><text:span text:style-name="T45">(&gt;&gt;)</text:span><text:span text:style-name="T47"> </text:span><text:span text:style-name="T64">B</text:span><text:span text:style-name="T54"> </text:span><text:span text:style-name="T55">(1)</text:span></text:p>
          </table:table-cell>
          <table:table-cell table:style-name="ce73" office:value-type="string" calcext:value-type="string">
            <text:p><text:span text:style-name="T3">(&lt;TS&gt;</text:span><text:span text:style-name="T43">)</text:span><text:span text:style-name="T50"> </text:span><text:span text:style-name="T51">(&lt;&gt;)</text:span><text:span text:style-name="T52"> </text:span><text:span text:style-name="T53">A</text:span><text:span text:style-name="T82">B</text:span><text:span text:style-name="T83">A</text:span><text:span text:style-name="T82">B</text:span><text:span text:style-name="T56"> </text:span><text:span text:style-name="T57">(4)</text:span></text:p>
          </table:table-cell>
          <table:table-cell table:number-columns-repeated="58"/>
        </table:table-row>
        <table:table-row table:style-name="ro27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3">)</text:span><text:span text:style-name="T50"> </text:span><text:span text:style-name="T51">(&lt;&lt;)</text:span><text:span text:style-name="T52"> </text:span><text:span text:style-name="T84">BB</text:span><text:span text:style-name="T56"> </text:span><text:span text:style-name="T57">(2)</text:span></text:p>
            <text:p>...and:</text:p>
            <text:p><text:span text:style-name="T3">(&lt;TS&gt;</text:span><text:span text:style-name="T43">)</text:span><text:span text:style-name="T50"> </text:span><text:span text:style-name="T51">(&gt;&gt;)</text:span><text:span text:style-name="T52"> </text:span><text:span text:style-name="T53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60"/>
        </table:table-row>
        <table:table-row table:style-name="ro28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5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66">(&lt;TS&gt;</text:span><text:span text:style-name="T67">)</text:span><text:span text:style-name="T68"> </text:span><text:span text:style-name="T69">(&lt;&lt;)</text:span><text:span text:style-name="T68"> </text:span><text:span text:style-name="T70">41h</text:span><text:span text:style-name="T10"> </text:span><text:span text:style-name="T70">42h</text:span><text:span text:style-name="T10"> </text:span><text:span text:style-name="T70">43h</text:span><text:span text:style-name="T10"> </text:span><text:span text:style-name="T70">44h</text:span><text:span text:style-name="T10"> </text:span><text:span text:style-name="T70">45h</text:span><text:span text:style-name="T10"> </text:span><text:span text:style-name="T70">46h</text:span><text:span text:style-name="T10"> </text:span><text:span text:style-name="T28">(6)</text:span></text:p>
          </table:table-cell>
          <table:table-cell table:style-name="ce73" office:value-type="string" calcext:value-type="string">
            <text:p><text:span text:style-name="T67">(&lt;TS&gt;)</text:span><text:span text:style-name="T68"> </text:span><text:span text:style-name="T69">(&gt;&gt;)</text:span><text:span text:style-name="T6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28">(6)</text:span></text:p>
          </table:table-cell>
          <table:table-cell table:number-columns-repeated="58"/>
        </table:table-row>
        <table:table-row table:style-name="ro29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1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40">44h</text:span><text:span text:style-name="T38"> </text:span><text:span text:style-name="T40">45h</text:span><text:span text:style-name="T38"> </text:span><text:span text:style-name="T40">46h</text:span><text:span text:style-name="T38"> </text:span><text:span text:style-name="T39">(6)</text:span></text:p>
            <text:p><text:span text:style-name="T7">(&lt;TS&gt;)</text:span><text:span text:style-name="T8"> </text:span><text:span text:style-name="T46">(&lt;&lt;)</text:span><text:span text:style-name="T8"> </text:span><text:span text:style-name="T70">41h</text:span><text:span text:style-name="T10"> </text:span><text:span text:style-name="T28">(1)</text:span></text:p>
            <text:p><text:span text:style-name="T66">(&lt;TS&gt;</text:span><text:span text:style-name="T67">)</text:span><text:span text:style-name="T68"> </text:span><text:span text:style-name="T69">(&lt;&lt;)</text:span><text:span text:style-name="T68"> </text:span><text:span text:style-name="T70">41h</text:span><text:span text:style-name="T10"> </text:span><text:span text:style-name="T70">42h</text:span><text:span text:style-name="T10"> </text:span><text:span text:style-name="T70">41h</text:span><text:span text:style-name="T10"> </text:span><text:span text:style-name="T70">42h</text:span><text:span text:style-name="T10"> </text:span><text:span text:style-name="T70">43h</text:span><text:span text:style-name="T10"> ... </text:span><text:span text:style-name="T28">(35)</text:span></text:p>
          </table:table-cell>
          <table:table-cell table:style-name="ce73" office:value-type="string" calcext:value-type="string">
            <text:p><text:span text:style-name="T85">(&lt;TS&gt;)</text:span><text:span text:style-name="T86"> </text:span><text:span text:style-name="T87">(&gt;&gt;)</text:span><text:span text:style-name="T86"> </text:span><text:span text:style-name="T88">41h</text:span><text:span text:style-name="T89"> </text:span><text:span text:style-name="T88">42h</text:span><text:span text:style-name="T89"> </text:span><text:span text:style-name="T88">43h</text:span><text:span text:style-name="T89"> </text:span><text:span text:style-name="T88">44h</text:span><text:span text:style-name="T89"> </text:span><text:span text:style-name="T88">45h</text:span><text:span text:style-name="T89"> </text:span><text:span text:style-name="T88">46h</text:span><text:span text:style-name="T89"> </text:span><text:span text:style-name="T90">(6)</text:span></text:p>
            <text:p><text:span text:style-name="T46">(&lt;TS&gt;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28">(1)</text:span></text:p>
            <text:p><text:span text:style-name="T67">(&lt;TS&gt;)</text:span><text:span text:style-name="T68"> </text:span><text:span text:style-name="T69">(&gt;&gt;)</text:span><text:span text:style-name="T68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5)</text:span></text:p>
            <text:p><text:span text:style-name="T25">7 lines are sent as one chunk due to tim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0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91">(&lt;TS&gt;)</text:span><text:span text:style-name="T92"> </text:span><text:span text:style-name="T93">(&gt;&gt;)</text:span><text:span text:style-name="T92"> </text:span><text:span text:style-name="T94">41h</text:span><text:span text:style-name="T95"> </text:span><text:span text:style-name="T94">42h</text:span><text:span text:style-name="T95"> </text:span><text:span text:style-name="T94">43h</text:span><text:span text:style-name="T95"> </text:span><text:span text:style-name="T94">44h</text:span><text:span text:style-name="T95"> </text:span><text:span text:style-name="T96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22">(2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22">(1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1h</text:span><text:span text:style-name="T21"> </text:span><text:span text:style-name="T98">42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1h</text:span><text:span text:style-name="T21"> </text:span><text:span text:style-name="T16">42h</text:span><text:span text:style-name="T21"> </text:span><text:span text:style-name="T98">43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1h</text:span><text:span text:style-name="T21"> </text:span><text:span text:style-name="T16">42h</text:span><text:span text:style-name="T21"> </text:span><text:span text:style-name="T98">43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1h</text:span><text:span text:style-name="T21"> </text:span><text:span text:style-name="T98">42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98">46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98">44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7h</text:span><text:span text:style-name="T21"> </text:span><text:span text:style-name="T98">41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98">45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8h</text:span><text:span text:style-name="T21"> </text:span><text:span text:style-name="T22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31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99">(</text:span><text:span text:style-name="T100">&lt;TS&gt;</text:span><text:span text:style-name="T91">)</text:span><text:span text:style-name="T92"> </text:span><text:span text:style-name="T93">(&gt;&gt;)</text:span><text:span text:style-name="T92"> </text:span><text:span text:style-name="T94">41h</text:span><text:span text:style-name="T95"> </text:span><text:span text:style-name="T94">42h</text:span><text:span text:style-name="T95"> </text:span><text:span text:style-name="T94">43h</text:span><text:span text:style-name="T95"> </text:span><text:span text:style-name="T94">44h</text:span><text:span text:style-name="T95"> </text:span><text:span text:style-name="T96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6h</text:span><text:span text:style-name="T21"> </text:span><text:span text:style-name="T16">41h</text:span><text:span text:style-name="T21"> </text:span><text:span text:style-name="T98">41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1h</text:span><text:span text:style-name="T21"> </text:span><text:span text:style-name="T16">42h</text:span><text:span text:style-name="T21"> </text:span><text:span text:style-name="T98">43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98">44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98">44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5h</text:span><text:span text:style-name="T21"> </text:span><text:span text:style-name="T16">41h</text:span><text:span text:style-name="T21"> </text:span><text:span text:style-name="T16">42h</text:span><text:span text:style-name="T21"> </text:span><text:span text:style-name="T98">43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98">41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98">45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6h</text:span><text:span text:style-name="T21"> </text:span><text:span text:style-name="T16">47h</text:span><text:span text:style-name="T21"> </text:span><text:span text:style-name="T16">41h</text:span><text:span text:style-name="T21"> </text:span><text:span text:style-name="T98">42h</text:span><text:span text:style-name="T21"> </text:span><text:span text:style-name="T22">(4)</text:span></text:p>
            <text:p><text:span text:style-name="T97">(</text:span><text:span text:style-name="T59">&lt;TS&gt;)</text:span><text:span text:style-name="T31"> </text:span><text:span text:style-name="T32">(&gt;&gt;)</text:span><text:span text:style-name="T3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98">46h</text:span><text:span text:style-name="T21"> </text:span><text:span text:style-name="T22">(4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47h</text:span><text:span text:style-name="T21"> </text:span><text:span text:style-name="T16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5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44h</text:span><text:span text:style-name="T101"> </text:span><text:span text:style-name="T5">45h</text:span><text:span text:style-name="T38"> </text:span><text:span text:style-name="T5">46h</text:span><text:span text:style-name="T38"> </text:span><text:span text:style-name="T39">(6)</text:span></text:p>
            <text:p><text:span text:style-name="T102">(&lt;TS&gt;)</text:span><text:span text:style-name="T103"> </text:span><text:span text:style-name="T104">(&gt;&gt;)</text:span><text:span text:style-name="T103"> </text:span><text:span text:style-name="T105">41h</text:span><text:span text:style-name="T106"> </text:span><text:span text:style-name="T105">41h</text:span><text:span text:style-name="T106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2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9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2">[Error: EOL keyword is not supported for binary terminals!]</text:span></text:p>
            <text:p><text:span text:style-name="T66">(&lt;TS&gt;)</text:span><text:span text:style-name="T73"> </text:span><text:span text:style-name="T74">(&lt;&lt;)</text:span><text:span text:style-name="T73"> </text:span><text:span text:style-name="T75">41h</text:span><text:span text:style-name="T76"> </text:span><text:span text:style-name="T70">41h</text:span><text:span text:style-name="T10"> </text:span><text:span text:style-name="T70">42h</text:span><text:span text:style-name="T10"> </text:span><text:span text:style-name="T28">(3)</text:span></text:p>
            <text:p><text:span text:style-name="T66">(&lt;TS&gt;)</text:span><text:span text:style-name="T68"> </text:span><text:span text:style-name="T69">(&lt;&lt;)</text:span><text:span text:style-name="T68"> </text:span><text:span text:style-name="T70">41h</text:span><text:span text:style-name="T10"> </text:span><text:span text:style-name="T70">42h</text:span><text:span text:style-name="T10"> </text:span><text:span text:style-name="T70">43h</text:span><text:span text:style-name="T10"> </text:span><text:span text:style-name="T2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3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7">[Error: EOL keyword is not supported for binary terminals!]</text:span></text:p>
            <text:p><text:span text:style-name="T71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1h</text:span><text:span text:style-name="T38"> </text:span><text:span text:style-name="T40">42h</text:span><text:span text:style-name="T38"> </text:span><text:span text:style-name="T39">(3)</text:span></text:p>
            <text:p><text:span text:style-name="T71">(&lt;TS&gt;)</text:span><text:span text:style-name="T4"> </text:span><text:span text:style-name="T36">(&lt;&lt;)</text:span><text:span text:style-name="T4"> </text:span><text:span text:style-name="T40">41h</text:span><text:span text:style-name="T38"> </text:span><text:span text:style-name="T40">42h</text:span><text:span text:style-name="T38"> </text:span><text:span text:style-name="T40">43h</text:span><text:span text:style-name="T38"> </text:span><text:span text:style-name="T39">(3)</text:span></text:p>
            <text:p><text:span text:style-name="T39">(&lt;TS&gt;</text:span><text:span text:style-name="T58">)</text:span><text:span text:style-name="T15"> </text:span><text:span text:style-name="T58">(&lt;&lt;)</text:span><text:span text:style-name="T15"> </text:span><text:span text:style-name="T37">41h</text:span><text:span text:style-name="T21"> </text:span><text:span text:style-name="T22">(1)</text:span></text:p>
            <text:p><text:span text:style-name="T3">(&lt;TS&gt;</text:span><text:span text:style-name="T59">)</text:span><text:span text:style-name="T31"> </text:span><text:span text:style-name="T32">(&lt;&lt;)</text:span><text:span text:style-name="T31"> </text:span><text:span text:style-name="T37">42h</text:span><text:span text:style-name="T21"> </text:span><text:span text:style-name="T22">(1)</text:span></text:p>
            <text:p><text:span text:style-name="T59">(&lt;TS&gt;)</text:span><text:span text:style-name="T31"> </text:span><text:span text:style-name="T32">(&lt;&lt;)</text:span><text:span text:style-name="T31"> </text:span><text:span text:style-name="T37">41h</text:span><text:span text:style-name="T21"> </text:span><text:span text:style-name="T37">42h</text:span><text:span text:style-name="T21"> </text:span><text:span text:style-name="T37">43h</text:span><text:span text:style-name="T21"> </text:span><text:span text:style-name="T22">(3)</text:span></text:p>
          </table:table-cell>
          <table:table-cell office:value-type="string" calcext:value-type="string">
            <text:p><text:span text:style-name="T65">(&lt;TS&gt;)</text:span><text:span text:style-name="T107"> </text:span><text:span text:style-name="T108">(&gt;&gt;)</text:span><text:span text:style-name="T107"> </text:span><text:span text:style-name="T109">41h</text:span><text:span text:style-name="T110"> </text:span><text:span text:style-name="T109">41h</text:span><text:span text:style-name="T110"> </text:span><text:span text:style-name="T109">42h</text:span><text:span text:style-name="T110"> </text:span><text:span text:style-name="T111">(3)</text:span></text:p>
            <text:p><text:span text:style-name="T112">(&lt;TS&gt;)</text:span><text:span text:style-name="T113"> </text:span><text:span text:style-name="T114">(&gt;&gt;)</text:span><text:span text:style-name="T113"> </text:span><text:span text:style-name="T109">41h</text:span><text:span text:style-name="T110"> </text:span><text:span text:style-name="T109">42h</text:span><text:span text:style-name="T110"> </text:span><text:span text:style-name="T109">43h</text:span><text:span text:style-name="T110"> </text:span><text:span text:style-name="T111">(3)</text:span></text:p>
            <text:p><text:span text:style-name="T3">(&lt;TS&gt;</text:span><text:span text:style-name="T14">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115">(&lt;TS&gt;)</text:span><text:span text:style-name="T116"> </text:span><text:span text:style-name="T117">(&gt;&gt;)</text:span><text:span text:style-name="T116"> </text:span><text:span text:style-name="T118">41h</text:span><text:span text:style-name="T119"> </text:span><text:span text:style-name="T118">41h</text:span><text:span text:style-name="T119"> </text:span><text:span text:style-name="T118">42h</text:span><text:span text:style-name="T119"> </text:span><text:span text:style-name="T120">(3)</text:span></text:p>
            <text:p><text:span text:style-name="T121">(&lt;TS&gt;)</text:span><text:span text:style-name="T122"> </text:span><text:span text:style-name="T123">(&gt;&gt;)</text:span><text:span text:style-name="T122"> </text:span><text:span text:style-name="T118">41h</text:span><text:span text:style-name="T119"> </text:span><text:span text:style-name="T118">42h</text:span><text:span text:style-name="T119"> </text:span><text:span text:style-name="T118">43h</text:span><text:span text:style-name="T119"> </text:span><text:span text:style-name="T9">41h</text:span><text:span text:style-name="T10"> </text:span><text:span text:style-name="T9">42h</text:span><text:span text:style-name="T10"> </text:span><text:span text:style-name="T28">(5)</text:span></text:p>
            <text:p><text:span text:style-name="T67">(&lt;TS&gt;)</text:span><text:span text:style-name="T68"> </text:span><text:span text:style-name="T69">(&gt;&gt;)</text:span><text:span text:style-name="T68"> </text:span><text:span text:style-name="T9">41h</text:span><text:span text:style-name="T10"> </text:span><text:span text:style-name="T9">42h</text:span><text:span text:style-name="T10"> </text:span><text:span text:style-name="T9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59">(&lt;TS&gt;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5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6">(&gt;&gt;)</text:span><text:span text:style-name="T4"> </text:span><text:span text:style-name="T5">41h</text:span><text:span text:style-name="T38"> </text:span><text:span text:style-name="T5">42h</text:span><text:span text:style-name="T38"> </text:span><text:span text:style-name="T5">43h</text:span><text:span text:style-name="T38"> </text:span><text:span text:style-name="T5">31h</text:span><text:span text:style-name="T38"> </text:span><text:span text:style-name="T5">32h</text:span><text:span text:style-name="T38"> </text:span><text:span text:style-name="T5">33h</text:span><text:span text:style-name="T38"> </text:span><text:span text:style-name="T5">41h</text:span><text:span text:style-name="T38"> </text:span><text:span text:style-name="T16">42h</text:span><text:span text:style-name="T21"> </text:span><text:span text:style-name="T22">(8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124">41h</text:span><text:span text:style-name="T110"> </text:span><text:span text:style-name="T109">42h</text:span><text:span text:style-name="T110"> </text:span><text:span text:style-name="T111">(8)</text:span><text:span text:style-name="T125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66">(&lt;TS&gt;</text:span><text:span text:style-name="T7">)</text:span><text:span text:style-name="T8"> </text:span><text:span text:style-name="T46">(&gt;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9">31h</text:span><text:span text:style-name="T10"> </text:span><text:span text:style-name="T9">32h</text:span><text:span text:style-name="T10"> </text:span><text:span text:style-name="T9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4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5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59">)</text:span><text:span text:style-name="T31"> </text:span><text:span text:style-name="T32">(&gt;&gt;)</text:span><text:span text:style-name="T31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66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28">(2)</text:span></text:p>
            <text:p><text:span text:style-name="T66">(&lt;TS&gt;</text:span><text:span text:style-name="T67">)</text:span><text:span text:style-name="T68"> </text:span><text:span text:style-name="T69">(&gt;&gt;)</text:span><text:span text:style-name="T6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28">(3)</text:span></text:p>
            <text:p><text:span text:style-name="T66">(&lt;TS&gt;</text:span><text:span text:style-name="T67">)</text:span><text:span text:style-name="T68"> </text:span><text:span text:style-name="T69">(&gt;&gt;)</text:span><text:span text:style-name="T68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5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66">(&lt;TS&gt;</text:span><text:span text:style-name="T7">)</text:span><text:span text:style-name="T8"> </text:span><text:span text:style-name="T46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3)</text:span></text:p>
            <text:p><text:span text:style-name="T66">(&lt;TS&gt;</text:span><text:span text:style-name="T67">)</text:span><text:span text:style-name="T68"> </text:span><text:span text:style-name="T69">(&gt;&gt;)</text:span><text:span text:style-name="T68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28">(4)</text:span></text:p>
            <text:p><text:span text:style-name="T66">(&lt;TS&gt;</text:span><text:span text:style-name="T67">)</text:span><text:span text:style-name="T68"> </text:span><text:span text:style-name="T69">(&gt;&gt;)</text:span><text:span text:style-name="T68"> </text:span><text:span text:style-name="T9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39"/>
        <table:table-column table:style-name="co29" table:default-cell-style-name="ce39"/>
        <table:table-column table:style-name="co30" table:default-cell-style-name="ce39"/>
        <table:table-column table:style-name="co26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126">123</text:span> AB <text:span text:style-name="T126">C456</text:span></text:p>
          </table:table-cell>
          <table:table-cell office:value-type="string" calcext:value-type="string">
            <text:p>Data sent and received</text:p>
            <text:p>Automatic action is triggered for <text:span text:style-name="T126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8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59">(&gt;&gt;)</text:span><text:span text:style-name="T31"> </text:span><text:span text:style-name="T16">ABC</text:span></text:p>
            <text:p><text:span text:style-name="T59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59">(&gt;&gt;)</text:span><text:span text:style-name="T31"> </text:span><text:span text:style-name="T16">xyz</text:span></text:p>
            <text:p><text:span text:style-name="T59">(&gt;&gt;)</text:span><text:span text:style-name="T31"> </text:span><text:span text:style-name="T16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4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7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127">Action: [Line Chart (X = Time)]</text:span></text:p>
            <text:p><text:span text:style-name="T127">Trigger:</text:span></text:p>
            <text:p><text:span text:style-name="T128">(</text:span><text:span text:style-name="T127">(?:(?:19|20)\d\d-(?:0[1-9]|1[012])-(?:0[1-9]|[12]\d|3[01]))</text:span><text:span text:style-name="T129">T</text:span><text:span text:style-name="T130">(?:(?:[01]\d|2[0-3]):[0-5]\d:[0-5]\d)</text:span><text:span text:style-name="T131">)</text:span><text:span text:style-name="T130">\s+([-+]?(?:\d+(?:\.\d*)?|\.\d+))\s+([-+]?\d+)\s+([-+]?\d+)\s+([A-Z]{1})\s+</text:span>([A-Za-z]{3})</text:p>
            <text:p><text:span text:style-name="T128">(</text:span><text:span text:style-name="T130">(?:(?:19|20)\d\d-(?:0[1-9]|1[012])-(?:0[1-9]|[12]\d|3[01]))</text:span><text:span text:style-name="T129">T</text:span><text:span text:style-name="T130">(?:(?:[01]\d|2[0-3]):[0-5]\d:[0-5]\d)</text:span><text:span text:style-name="T131">)</text:span></text:p>
            <text:p><text:span text:style-name="T132">                                                                                                                                                                 </text:span><text:span text:style-name="T133">\s+([-+]?(?:\d+(?:\.\d*)?|\.\d+))</text:span></text:p>
            <text:p><text:span text:style-name="T132">                                                                                                                                                                                                                    </text:span><text:span text:style-name="T133">\s+([-+]?\d+)\s+([-+]?\d+)</text:span></text:p>
            <text:p><text:span text:style-name="T132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33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58"/>
        </table:table-row>
        <table:table-row table:style-name="ro35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127">Action: [Line Chart]</text:span></text:p>
            <text:p><text:span text:style-name="T127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132">                                               </text:span><text:span text:style-name="T133">\s+([-+]?\d+)\s+([-+]?\d+)</text:span></text:p>
            <text:p><text:span text:style-name="T132">                                                                                          </text:span><text:span text:style-name="T133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126">123</text:span> AB <text:span text:style-name="T126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4">...ABC</text:span><text:span text:style-name="T38"> </text:span><text:span text:style-name="T39">(72) </text:span><text:span text:style-name="T125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26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60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34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39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34">all 10 matches</text:span></text:p>
            <text:p><text:span text:style-name="T1">Automatic response</text:span> contains <text:span text:style-name="T135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34">all 10 matches</text:span></text:p>
            <text:p><text:span text:style-name="T1">Automatic response</text:span> contains <text:span text:style-name="T135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60"/>
        </table:table-row>
        <table:table-row table:style-name="ro16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36">   1 </text:span><text:span text:style-name="T137">S S       0.00 g</text:span></text:p>
            <text:p><text:span text:style-name="T136">   2 </text:span><text:span text:style-name="T137">S S       0.00 g</text:span></text:p>
            <text:p><text:span text:style-name="T136">   3 </text:span><text:span text:style-name="T137">S S       0.00 g</text:span></text:p>
            <text:p><text:span text:style-name="T138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36">...</text:span></text:p>
            <text:p><text:span text:style-name="T136"> 101 </text:span><text:span text:style-name="T137">S D       ?.?? g</text:span></text:p>
            <text:p><text:span text:style-name="T136"> 102 </text:span><text:span text:style-name="T137">S D       ?.?? g</text:span></text:p>
            <text:p><text:span text:style-name="T136"> 103 </text:span><text:span text:style-name="T137">S D       ?.?? g</text:span></text:p>
            <text:p><text:span text:style-name="T138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136">...</text:span></text:p>
            <text:p><text:span text:style-name="T136"> 201 </text:span><text:span text:style-name="T137">S S       ?.?? g</text:span></text:p>
            <text:p><text:span text:style-name="T136"> 202 </text:span><text:span text:style-name="T137">S S       ?.?? g</text:span></text:p>
            <text:p><text:span text:style-name="T136"> 203 </text:span><text:span text:style-name="T137">S S       ?.?? g</text:span></text:p>
            <text:p><text:span text:style-name="T138">...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4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4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8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4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40">    in receiving terminal</text:span></text:p>
          </table:table-cell>
          <table:table-cell table:number-columns-repeated="59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59">(&lt;&lt;)</text:span><text:span text:style-name="T31"> </text:span><text:span text:style-name="T37">X</text:span><text:span text:style-name="T63">&lt;CR&gt;&lt;LF&gt;</text:span><text:span text:style-name="T24"> </text:span><text:span text:style-name="T22">(3)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59">(&lt;&lt;)</text:span><text:span text:style-name="T31"> </text:span><text:span text:style-name="T37">X</text:span><text:span text:style-name="T63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4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 </text:span>    in sending terminal</text:p>
            <text:p/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4">(&lt;&lt;)</text:span><text:span text:style-name="T145"> </text:span><text:span text:style-name="T40">A</text:span><text:span text:style-name="T38"> </text:span><text:span text:style-name="T39">(1)</text:span></text:p>
            <text:p><text:span text:style-name="T3">(&lt;&lt;)</text:span><text:span text:style-name="T4"> </text:span><text:span text:style-name="T40">A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</text:p>
            <text:p><text:span text:style-name="T3">(&gt;&gt;)</text:span><text:span text:style-name="T4"> </text:span><text:span text:style-name="T5">X</text:span><text:span text:style-name="T38"> </text:span><text:span text:style-name="T39">(1)</text:span></text:p>
            <text:p><text:span text:style-name="T3">(&lt;&lt;)</text:span><text:span text:style-name="T4">  </text:span><text:span text:style-name="T36">(0)</text:span></text:p>
            <text:p><text:span text:style-name="T3">(&lt;&lt;)</text:span><text:span text:style-name="T4"> </text:span><text:span text:style-name="T40">B</text:span><text:span text:style-name="T38"> </text:span><text:span text:style-name="T39">(1)</text:span>    in sending terminal</text:p>
            <text:p/>
            <text:p><text:span text:style-name="T144">(&gt;&gt;)</text:span><text:span text:style-name="T145"> </text:span><text:span text:style-name="T5">A</text:span><text:span text:style-name="T6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5">A</text:span><text:span text:style-name="T38"> </text:span><text:span text:style-name="T39">(1)</text:span><text:span text:style-name="T140">  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CR&gt;&lt;LF&gt;</text:span><text:span text:style-name="T4"> </text:span><text:span text:style-name="T36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4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0">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6"> </text:span><text:span text:style-name="T140">in receiving terminal</text:span></text:p>
            <text:p><text:span text:style-name="T144">(&lt;&lt;)</text:span><text:span text:style-name="T145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</text:p>
            <text:p><text:span text:style-name="T59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6"> </text:span><text:span text:style-name="T140">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42">&lt;CR&gt; </text:span><text:span text:style-name="T14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42">&lt;CR&gt;</text:span><text:span text:style-name="T4"> </text:span><text:span text:style-name="T36">(1)</text:span><text:span text:style-name="T147">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42">&lt;CR&gt;</text:span><text:span text:style-name="T4"> </text:span><text:span text:style-name="T36">(1)</text:span><text:span text:style-name="T147">  in receiving terminal</text:span></text:p>
            <text:p><text:span text:style-name="T144">(&lt;&lt;)</text:span><text:span text:style-name="T145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LF&gt;</text:span><text:span text:style-name="T4"> </text:span><text:span text:style-name="T36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9">(&lt;&lt;)</text:span><text:span text:style-name="T31"> </text:span><text:span text:style-name="T37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42">&lt;CR&gt;</text:span><text:span text:style-name="T4"> </text:span><text:span text:style-name="T36">(1)</text:span><text:span text:style-name="T147">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142">&lt;LF&gt;</text:span><text:span text:style-name="T4"> </text:span><text:span text:style-name="T36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59">(&lt;&lt;)</text:span><text:span text:style-name="T31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8">   </text:span><text:span text:style-name="T39"> </text:span><text:span text:style-name="T140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0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0">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</text:p>
            <text:p><text:span text:style-name="T59">(&lt;&lt;)</text:span><text:span text:style-name="T31"> </text:span><text:span text:style-name="T60">&lt;CR&gt;</text:span><text:span text:style-name="T37">B</text:span><text:span text:style-name="T63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0"> in receiving terminal</text:span></text:p>
            <text:p><text:span text:style-name="T144">(&lt;&lt;)</text:span><text:span text:style-name="T145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4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A</text:span><text:span text:style-name="T21"> </text:span><text:span text:style-name="T22">(1)</text:span></text:p>
            <text:p><text:span text:style-name="T59">(&gt;&gt;)</text:span><text:span text:style-name="T31"> </text:span><text:span text:style-name="T16">X</text:span><text:span text:style-name="T21"> </text:span><text:span text:style-name="T22">(1)</text:span></text:p>
            <text:p><text:span text:style-name="T59">(&lt;&lt;)</text:span><text:span text:style-name="T31"> </text:span><text:span text:style-name="T60">&lt;CR&gt;</text:span><text:span text:style-name="T37">B</text:span><text:span text:style-name="T63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141"> </text:span><text:span text:style-name="T39">(2)</text:span><text:span text:style-name="T140"> in receiving terminal</text:span></text:p>
            <text:p><text:span text:style-name="T144">(&lt;&lt;)</text:span><text:span text:style-name="T145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141"> </text:span><text:span text:style-name="T39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7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142">&lt;CR&gt; </text:span><text:span text:style-name="T14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142">&lt;CR&gt;</text:span><text:span text:style-name="T4"> </text:span><text:span text:style-name="T36">(1)</text:span><text:span text:style-name="T147">  in receiving terminal</text:span></text:p>
            <text:p><text:span text:style-name="T3">(&lt;&lt;)</text:span><text:span text:style-name="T4"> </text:span><text:span text:style-name="T40">X</text:span><text:span text:style-name="T143">&lt;CR&gt;&lt;LF&gt;</text:span><text:span text:style-name="T141"> </text:span><text:span text:style-name="T39">(3)</text:span></text:p>
          </table:table-cell>
          <table:table-cell table:number-columns-repeated="59"/>
        </table:table-row>
        <table:table-row table:style-name="ro4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5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59">(&lt;&lt;)</text:span><text:span text:style-name="T31"> </text:span><text:span text:style-name="T60">&lt;CR&gt;</text:span><text:span text:style-name="T37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142">&lt;CR&gt;</text:span><text:span text:style-name="T4"> </text:span><text:span text:style-name="T36">(1)</text:span><text:span text:style-name="T147">  in receiving terminal</text:span></text:p>
            <text:p><text:span text:style-name="T144">(&lt;&lt;)</text:span><text:span text:style-name="T145"> </text:span><text:span text:style-name="T40">X</text:span><text:span text:style-name="T143">&lt;CR&gt;&lt;LF&gt;</text:span><text:span text:style-name="T141"> </text:span><text:span text:style-name="T39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141"> </text:span><text:span text:style-name="T39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6" table:default-cell-style-name="ce39"/>
        <table:table-column table:style-name="co47" table:default-cell-style-name="ce39"/>
        <table:table-column table:style-name="co26" table:default-cell-style-name="ce39"/>
        <table:table-column table:style-name="co48" table:default-cell-style-name="ce39"/>
        <table:table-column table:style-name="co4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predefined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48">Note that display elements are text-only and no longer contain the underlying typed</text:span></text:p>
            <text:p><text:span text:style-name="T148">information such as the time stamp of the origin. Since the XML schema is strongly-</text:span></text:p>
            <text:p><text:span text:style-name="T148">typed again, the items need to be reconstructed. Not optimal, but simply a trade-off</text:span></text:p>
            <text:p><text:span text:style-name="T148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4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38" table:default-cell-style-name="ce39"/>
        <table:table-column table:style-name="co57" table:default-cell-style-name="ce39"/>
        <table:table-column table:style-name="co58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49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1<text:span text:style-name="T14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1<text:span text:style-name="T149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1<text:span text:style-name="T149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1<text:span text:style-name="T149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1<text:span text:style-name="T149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slightly above the right end of the 2<text:span text:style-name="T149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 table:number-columns-repeated="3"/>
          <table:table-cell office:value-type="string" calcext:value-type="string">
            <text:p>"Help &gt; About" &gt; Click slightly above the right end of the 3<text:span text:style-name="T149">rd</text:span> line</text:p>
          </table:table-cell>
          <table:table-cell office:value-type="string" calcext:value-type="string">
            <text:p>Repeat steps above, except <text:span text:style-name="T150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12" table:default-cell-style-name="ce39"/>
        <table:table-column table:style-name="co62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1:'YAT.Domain.Terminal'.E10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.00.0000</text:date>, <text:time style:data-style-name="N2" text:time-value="09:33:38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1DT8H43M28S</meta:editing-duration>
    <meta:editing-cycles>651</meta:editing-cycles>
    <meta:generator>LibreOffice/6.4.3.2$Windows_X86_64 LibreOffice_project/747b5d0ebf89f41c860ec2a39efd7cb15b54f2d8</meta:generator>
    <dc:date>2020-07-20T20:49:47.113000000</dc:date>
    <meta:print-date>2013-02-02T14:44:49.07</meta:print-date>
    <meta:document-statistic meta:table-count="13" meta:cell-count="2472" meta:object-count="0"/>
    <meta:user-defined meta:name="Info 1"/>
    <meta:user-defined meta:name="Info 2"/>
    <meta:user-defined meta:name="Info 3"/>
    <meta:user-defined meta:name="Info 4"/>
  </office:meta>
</office:document-meta>
</file>